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74pt solid #000000" fo:background-color="#000000" fo:border-left="none" fo:border-right="none" fo:border-top="0.74pt solid #000000"/>
    </style:style>
    <style:style style:name="ce2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000000" fo:border="none"/>
    </style:style>
    <style:style style:name="ce17" style:family="table-cell" style:parent-style-name="Default">
      <style:table-cell-properties fo:border-bottom="0.74pt solid #000000" fo:background-color="#000000" fo:border-left="none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ackground-color="#000000" fo:border-left="none" fo:border-right="0.74pt solid #000000" fo:border-top="0.74pt solid #000000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svg:stroke-color="#000000" draw:fill="none" draw:fill-color="#ffffff" draw:opacity="100%" draw:textarea-horizontal-align="justify" draw:textarea-vertical-align="middle" draw:auto-grow-height="false" fo:min-height="6.64mm" fo:min-width="406.58mm" draw:shadow-opacity="100%"/>
    </style:style>
    <style:style style:name="gr2" style:family="graphic">
      <style:graphic-properties svg:stroke-color="#333333" draw:fill-color="#333333" draw:opacity="50%" draw:textarea-horizontal-align="justify" draw:textarea-vertical-align="middle" draw:auto-grow-height="false" fo:min-height="71.98mm" fo:min-width="127.34mm" draw:shadow-opacity="50%"/>
    </style:style>
    <style:style style:name="gr3" style:family="graphic">
      <style:graphic-properties svg:stroke-color="#000000" draw:fill-color="#000000" draw:opacity="100%" draw:textarea-horizontal-align="justify" draw:textarea-vertical-align="middle" draw:auto-grow-height="false" fo:min-height="4.78mm" fo:min-width="82.23mm" draw:shadow-offset-x="3.05mm" draw:shadow-offset-y="3.05mm" draw:shadow-opacity="100%"/>
    </style:style>
    <style:style style:name="gr4" style:family="graphic">
      <style:graphic-properties draw:textarea-horizontal-align="justify" draw:textarea-vertical-align="middle" draw:auto-grow-height="false" fo:min-height="18.06mm" fo:min-width="17.99mm"/>
    </style:style>
    <style:style style:name="gr5" style:family="graphic">
      <style:graphic-properties svg:stroke-color="#996600" draw:fill-color="#996600" draw:opacity="50%" draw:textarea-horizontal-align="justify" draw:textarea-vertical-align="middle" draw:auto-grow-height="false" fo:min-height="108.63mm" fo:min-width="27.41mm" draw:shadow-opacity="50%"/>
    </style:style>
    <style:style style:name="gr6" style:family="graphic">
      <style:graphic-properties svg:stroke-color="#996600" draw:fill-color="#996600" draw:opacity="50%" draw:textarea-horizontal-align="justify" draw:textarea-vertical-align="middle" draw:auto-grow-height="false" fo:min-height="72.51mm" fo:min-width="27.13mm" draw:shadow-opacity="50%"/>
    </style:style>
    <style:style style:name="gr7" style:family="graphic">
      <style:graphic-properties draw:stroke="solid" draw:stroke-dash="Ultrafine_20_Dashed" svg:stroke-width="1.52mm" svg:stroke-color="#b2b2b2" draw:marker-start-width="6.59mm" draw:marker-end-width="6.59mm" draw:fill="solid" draw:fill-color="#eeeeee" draw:opacity="100%" draw:textarea-horizontal-align="justify" draw:textarea-vertical-align="middle" draw:auto-grow-height="false" fo:min-height="29.05mm" fo:min-width="29.3mm" fo:padding-top="0.76mm" fo:padding-bottom="0.76mm" fo:padding-left="0.76mm" fo:padding-right="0.76mm" draw:shadow-offset-x="3.05mm" draw:shadow-offset-y="3.05mm" draw:shadow-opacity="100%"/>
    </style:style>
    <style:style style:name="gr8" style:family="graphic">
      <style:graphic-properties svg:stroke-width="1.52mm" svg:stroke-color="#b2b2b2" draw:marker-start-width="6.6mm" draw:marker-end-width="6.6mm" draw:fill-color="#ffffff" draw:opacity="50%" draw:textarea-horizontal-align="justify" draw:textarea-vertical-align="middle" draw:auto-grow-height="false" fo:min-height="14.46mm" fo:min-width="14.64mm" fo:padding-top="0.76mm" fo:padding-bottom="0.76mm" fo:padding-left="0.76mm" fo:padding-right="0.76mm" draw:shadow-opacity="50%"/>
    </style:style>
    <style:style style:name="gr9" style:family="graphic">
      <style:graphic-properties draw:fill-color="#333333" draw:textarea-horizontal-align="justify" draw:textarea-vertical-align="middle" draw:auto-grow-height="false" fo:min-height="8.76mm" fo:min-width="13.7mm"/>
    </style:style>
    <style:style style:name="gr10" style:family="graphic">
      <style:graphic-properties draw:stroke="solid" draw:stroke-dash="Ultrafine_20_Dashed" svg:stroke-width="1.52mm" svg:stroke-color="#b2b2b2" draw:marker-start-width="6.59mm" draw:marker-end-width="6.59mm" draw:fill="solid" draw:fill-color="#eeeeee" draw:opacity="100%" draw:textarea-horizontal-align="justify" draw:textarea-vertical-align="middle" draw:auto-grow-height="false" fo:min-height="29.05mm" fo:min-width="61.57mm" fo:padding-top="0.76mm" fo:padding-bottom="0.76mm" fo:padding-left="0.76mm" fo:padding-right="0.76mm" draw:shadow-offset-x="3.05mm" draw:shadow-offset-y="3.05mm" draw:shadow-opacity="100%"/>
    </style:style>
    <style:style style:name="gr11" style:family="graphic">
      <style:graphic-properties svg:stroke-width="1.52mm" svg:stroke-color="#b2b2b2" draw:marker-start-width="6.6mm" draw:marker-end-width="6.6mm" draw:textarea-horizontal-align="center" draw:textarea-vertical-align="middle" fo:padding-top="0.76mm" fo:padding-bottom="0.76mm" fo:padding-left="0.76mm" fo:padding-right="0.76mm"/>
    </style:style>
    <style:style style:name="gr12" style:family="graphic">
      <style:graphic-properties draw:stroke="solid" draw:stroke-dash="Ultrafine_20_Dashed" svg:stroke-width="1.52mm" svg:stroke-color="#b2b2b2" draw:marker-start-width="6.59mm" draw:marker-end-width="6.59mm" draw:fill="none" draw:fill-color="#eeeeee" draw:opacity="100%" draw:textarea-horizontal-align="justify" draw:textarea-vertical-align="middle" draw:auto-grow-height="false" fo:min-height="29.05mm" fo:min-width="29.3mm" fo:padding-top="0.76mm" fo:padding-bottom="0.76mm" fo:padding-left="0.76mm" fo:padding-right="0.76mm" draw:shadow-offset-x="3.05mm" draw:shadow-offset-y="3.05mm" draw:shadow-opacity="100%"/>
    </style:style>
    <style:style style:name="gr13" style:family="graphic">
      <style:graphic-properties draw:stroke="solid" draw:stroke-dash="Ultrafine_20_Dashed" svg:stroke-width="1.52mm" svg:stroke-color="#111111" draw:marker-start-width="6.59mm" draw:marker-end-width="6.59mm" draw:fill="none" draw:fill-color="#eeeeee" draw:opacity="100%" draw:textarea-horizontal-align="justify" draw:textarea-vertical-align="middle" draw:auto-grow-height="false" fo:min-height="29.82mm" fo:min-width="29.3mm" fo:padding-top="0.76mm" fo:padding-bottom="0.76mm" fo:padding-left="0.76mm" fo:padding-right="0.76mm" draw:shadow-offset-x="3.05mm" draw:shadow-offset-y="3.05mm" draw:shadow-opacity="100%"/>
    </style:style>
    <style:style style:name="gr14" style:family="graphic">
      <style:graphic-properties draw:marker-start="Arrow" draw:marker-end="Arrow" draw:textarea-horizontal-align="center" draw:textarea-vertical-align="middle"/>
    </style:style>
    <style:style style:name="gr15" style:family="graphic">
      <style:graphic-properties svg:stroke-color="#663300" draw:fill-color="#663300" draw:opacity="80%" draw:textarea-horizontal-align="justify" draw:textarea-vertical-align="middle" draw:auto-grow-height="false" fo:min-height="4.25mm" fo:min-width="224.14mm" draw:shadow-opacity="80%"/>
    </style:style>
    <style:style style:name="gr16" style:family="graphic">
      <style:graphic-properties svg:stroke-color="#333333" draw:fill-color="#000000" draw:textarea-horizontal-align="justify" draw:textarea-vertical-align="middle" draw:auto-grow-height="false" fo:min-height="31.61mm" fo:min-width="17.99mm"/>
    </style:style>
    <style:style style:name="gr17" style:family="graphic">
      <style:graphic-properties svg:stroke-color="#663300" draw:fill-color="#663300" draw:opacity="80%" draw:textarea-horizontal-align="justify" draw:textarea-vertical-align="middle" draw:auto-grow-height="false" fo:min-height="58.7mm" fo:min-width="4.57mm" draw:shadow-opacity="80%"/>
    </style:style>
    <style:style style:name="gr18" style:family="graphic">
      <style:graphic-properties svg:stroke-color="#663300" draw:fill-color="#663300" draw:opacity="80%" draw:textarea-horizontal-align="justify" draw:textarea-vertical-align="middle" draw:auto-grow-height="false" fo:min-height="13.8mm" fo:min-width="4.22mm" draw:shadow-opacity="80%"/>
    </style:style>
    <style:style style:name="gr19" style:family="graphic">
      <style:graphic-properties svg:stroke-color="#663300" draw:fill-color="#663300" draw:opacity="80%" draw:textarea-horizontal-align="justify" draw:textarea-vertical-align="middle" draw:auto-grow-height="false" fo:min-height="4.5mm" fo:min-width="63.96mm" draw:shadow-opacity="80%"/>
    </style:style>
    <style:style style:name="gr20" style:family="graphic">
      <style:graphic-properties svg:stroke-color="#663300" draw:fill-color="#663300" draw:opacity="80%" draw:textarea-horizontal-align="justify" draw:textarea-vertical-align="middle" draw:auto-grow-height="false" fo:min-height="3.98mm" fo:min-width="4.22mm" draw:shadow-opacity="80%"/>
    </style:style>
    <style:style style:name="gr21" style:family="graphic">
      <style:graphic-properties svg:stroke-color="#663300" draw:fill-color="#663300" draw:opacity="80%" draw:textarea-horizontal-align="justify" draw:textarea-vertical-align="middle" draw:auto-grow-height="false" fo:min-height="4.5mm" fo:min-width="31.98mm" draw:shadow-opacity="80%"/>
    </style:style>
    <style:style style:name="P1" style:family="paragraph">
      <loext:graphic-properties draw:fill="none" draw:fill-color="#ffffff" draw:opacity="100%"/>
    </style:style>
    <style:style style:name="P2" style:family="paragraph">
      <loext:graphic-properties draw:fill-color="#333333" draw:opacity="50%"/>
    </style:style>
    <style:style style:name="P3" style:family="paragraph">
      <loext:graphic-properties draw:fill-color="#000000" draw:opacity="100%"/>
    </style:style>
    <style:style style:name="P4" style:family="paragraph">
      <loext:graphic-properties draw:fill-color="#996600" draw:opacity="50%"/>
    </style:style>
    <style:style style:name="P5" style:family="paragraph">
      <loext:graphic-properties draw:fill="solid" draw:fill-color="#eeeeee" draw:opacity="100%"/>
    </style:style>
    <style:style style:name="P6" style:family="paragraph">
      <loext:graphic-properties draw:fill-color="#ffffff" draw:opacity="50%"/>
    </style:style>
    <style:style style:name="P7" style:family="paragraph">
      <loext:graphic-properties draw:fill-color="#333333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eeeeee" draw:opacity="100%"/>
    </style:style>
    <style:style style:name="P10" style:family="paragraph">
      <loext:graphic-properties draw:fill-color="#663300" draw:opacity="80%"/>
    </style:style>
    <style:style style:name="P11" style:family="paragraph">
      <loext:graphic-properties draw:fill-color="#000000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406.58mm" svg:height="6.64mm" svg:x="36.26mm" svg:y="236.93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127.34mm" svg:height="71.98mm" svg:x="219.35mm" svg:y="89.98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82.23mm" svg:height="4.78mm" svg:x="242.22mm" svg:y="162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svg:width="17.99mm" svg:height="18.06mm" svg:x="246.41mm" svg:y="103.71mm">
            <text:p/>
            <draw:enhanced-geometry svg:viewBox="0 0 21600 21600" draw:type="rectangle" draw:enhanced-path="M 0 0 L 21600 0 21600 21600 0 21600 0 0 Z N"/>
          </draw:custom-shape>
          <draw:g draw:z-index="4">
            <draw:custom-shape draw:style-name="gr5" draw:text-style-name="P4" svg:width="27.41mm" svg:height="108.63mm" svg:x="36.4mm" svg:y="135.2m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4" svg:width="27.13mm" svg:height="72.51mm" svg:x="64.1mm" svg:y="171.32mm">
              <text:p/>
              <draw:enhanced-geometry svg:viewBox="0 0 21600 21600" draw:type="rectangle" draw:enhanced-path="M 0 0 L 21600 0 21600 21600 0 21600 0 0 Z N"/>
            </draw:custom-shape>
          </draw:g>
          <draw:custom-shape draw:z-index="5" draw:style-name="gr7" draw:text-style-name="P5" svg:width="30.82mm" svg:height="30.57mm" svg:x="219.34mm" svg:y="203.67mm">
            <text:p/>
            <draw:enhanced-geometry svg:viewBox="0 0 21600 21600" draw:type="rectangle" draw:enhanced-path="M 0 0 L 21600 0 21600 21600 0 21600 0 0 Z N"/>
          </draw:custom-shape>
          <draw:custom-shape draw:z-index="6" draw:style-name="gr7" draw:text-style-name="P5" svg:width="30.82mm" svg:height="30.57mm" svg:x="251.6mm" svg:y="203.93mm">
            <text:p/>
            <draw:enhanced-geometry svg:viewBox="0 0 21600 21600" draw:type="rectangle" draw:enhanced-path="M 0 0 L 21600 0 21600 21600 0 21600 0 0 Z N"/>
          </draw:custom-shape>
          <draw:custom-shape draw:z-index="7" draw:style-name="gr7" draw:text-style-name="P5" svg:width="30.82mm" svg:height="30.57mm" svg:x="283.02mm" svg:y="203.67mm">
            <text:p/>
            <draw:enhanced-geometry svg:viewBox="0 0 21600 21600" draw:type="rectangle" draw:enhanced-path="M 0 0 L 21600 0 21600 21600 0 21600 0 0 Z N"/>
          </draw:custom-shape>
          <draw:custom-shape draw:z-index="8" draw:style-name="gr7" draw:text-style-name="P5" svg:width="30.82mm" svg:height="30.57mm" svg:x="315.27mm" svg:y="203.68mm">
            <text:p/>
            <draw:enhanced-geometry svg:viewBox="0 0 21600 21600" draw:type="rectangle" draw:enhanced-path="M 0 0 L 21600 0 21600 21600 0 21600 0 0 Z N"/>
          </draw:custom-shape>
          <draw:custom-shape draw:z-index="9" draw:style-name="gr7" draw:text-style-name="P5" svg:width="30.82mm" svg:height="30.57mm" svg:x="187.62mm" svg:y="203.66mm">
            <text:p/>
            <draw:enhanced-geometry svg:viewBox="0 0 21600 21600" draw:type="rectangle" draw:enhanced-path="M 0 0 L 21600 0 21600 21600 0 21600 0 0 Z N"/>
          </draw:custom-shape>
          <draw:custom-shape draw:z-index="10" draw:style-name="gr8" draw:text-style-name="P6" svg:width="22.84mm" svg:height="22.58mm" svg:x="387.94mm" svg:y="40.02m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9" draw:text-style-name="P7" svg:width="13.7mm" svg:height="8.76mm" svg:x="275.67mm" svg:y="121.6mm">
            <text:p/>
            <draw:enhanced-geometry svg:viewBox="0 0 21600 21600" draw:type="rectangle" draw:enhanced-path="M 0 0 L 21600 0 21600 21600 0 21600 0 0 Z N"/>
          </draw:custom-shape>
          <draw:g draw:z-index="12">
            <draw:custom-shape draw:style-name="gr10" draw:text-style-name="P5" svg:width="63.09mm" svg:height="30.57mm" svg:x="347.14mm" svg:y="203.6m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8" svg:x1="347.99mm" svg:y1="218.46mm" svg:x2="409.07mm" svg:y2="218.46mm">
              <text:p/>
            </draw:line>
          </draw:g>
          <draw:custom-shape draw:z-index="13" draw:style-name="gr12" draw:text-style-name="P9" svg:width="30.82mm" svg:height="30.57mm" svg:x="114.21mm" svg:y="94.99mm">
            <text:p/>
            <draw:enhanced-geometry svg:viewBox="0 0 21600 21600" draw:type="rectangle" draw:enhanced-path="M 0 0 L 21600 0 21600 21600 0 21600 0 0 Z N"/>
          </draw:custom-shape>
          <draw:custom-shape draw:z-index="14" draw:style-name="gr13" draw:text-style-name="P9" svg:width="30.82mm" svg:height="31.34mm" svg:x="146.19mm" svg:y="126.58mm">
            <text:p/>
            <draw:enhanced-geometry svg:viewBox="0 0 21600 21600" draw:type="rectangle" draw:enhanced-path="M 0 0 L 21600 0 21600 21600 0 21600 0 0 Z N"/>
          </draw:custom-shape>
          <draw:line draw:z-index="15" draw:style-name="gr14" draw:text-style-name="P8" svg:x1="379.47mm" svg:y1="194.17mm" svg:x2="443.43mm" svg:y2="194.17mm">
            <text:p/>
          </draw:line>
          <draw:line draw:z-index="16" draw:style-name="gr14" draw:text-style-name="P8" svg:x1="411.16mm" svg:y1="216.75mm" svg:x2="442.86mm" svg:y2="216.75mm">
            <text:p/>
          </draw:line>
          <draw:line draw:z-index="17" draw:style-name="gr14" draw:text-style-name="P8" svg:x1="411.74mm" svg:y1="40.31mm" svg:x2="442.86mm" svg:y2="40.31mm">
            <text:p/>
          </draw:line>
          <draw:line draw:z-index="18" draw:style-name="gr14" draw:text-style-name="P8" svg:x1="411.02mm" svg:y1="9.03mm" svg:x2="411.02mm" svg:y2="40.11mm">
            <text:p/>
          </draw:line>
          <draw:line draw:z-index="19" draw:style-name="gr14" draw:text-style-name="P8" svg:x1="159.9mm" svg:y1="158.04mm" svg:x2="159.9mm" svg:y2="180.62mm">
            <text:p/>
          </draw:line>
          <draw:line draw:z-index="20" draw:style-name="gr14" draw:text-style-name="P8" svg:x1="37.12mm" svg:y1="108.37mm" svg:x2="113.64mm" svg:y2="108.37mm">
            <text:p/>
          </draw:line>
          <draw:line draw:z-index="21" draw:style-name="gr14" draw:text-style-name="P8" svg:x1="147.87mm" svg:y1="185.39mm" svg:x2="147.87mm" svg:y2="244.36mm">
            <text:p/>
          </draw:line>
          <draw:line draw:z-index="22" draw:style-name="gr14" draw:text-style-name="P8" svg:x1="114.21mm" svg:y1="126.7mm" svg:x2="114.21mm" svg:y2="242.78mm">
            <text:p/>
          </draw:line>
          <draw:line draw:z-index="23" draw:style-name="gr14" draw:text-style-name="P8" svg:x1="282.67mm" svg:y1="126.73mm" svg:x2="282.67mm" svg:y2="243.33mm">
            <text:p/>
          </draw:line>
          <draw:line draw:z-index="24" draw:style-name="gr14" draw:text-style-name="P8" svg:x1="283.25mm" svg:y1="126.16mm" svg:x2="442.57mm" svg:y2="126.16mm">
            <text:p/>
          </draw:line>
          <draw:custom-shape draw:z-index="25" draw:style-name="gr15" draw:text-style-name="P10" svg:width="224.14mm" svg:height="4.25mm" svg:x="187.02mm" svg:y="198.7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6" draw:style-name="gr16" draw:text-style-name="P11" svg:width="17.99mm" svg:height="31.61mm" svg:x="164.47mm" svg:y="212.24mm">
            <text:p/>
            <draw:enhanced-geometry svg:viewBox="0 0 21600 21600" draw:type="rectangle" draw:enhanced-path="M 0 0 L 21600 0 21600 21600 0 21600 0 0 Z N"/>
          </draw:custom-shape>
          <draw:custom-shape draw:z-index="27" draw:style-name="gr17" draw:text-style-name="P10" svg:width="4.57mm" svg:height="58.7mm" svg:x="155.34mm" svg:y="185.14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8" draw:style-name="gr15" draw:text-style-name="P10" svg:width="224.14mm" svg:height="4.25mm" svg:x="155.33mm" svg:y="180.63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9" draw:style-name="gr18" draw:text-style-name="P10" svg:width="4.22mm" svg:height="13.8mm" svg:x="374.62mm" svg:y="185.14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z-index="30">
            <draw:custom-shape draw:style-name="gr19" draw:text-style-name="P10" svg:width="63.96mm" svg:height="4.5mm" svg:x="346.92mm" svg:y="234.82m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0" svg:width="4.22mm" svg:height="3.98mm" svg:x="347.2mm" svg:y="239.3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0" svg:width="4.22mm" svg:height="3.98mm" svg:x="406.6mm" svg:y="239.32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z-index="31" draw:style-name="gr19" draw:text-style-name="P10" svg:width="63.96mm" svg:height="4.5mm" svg:x="219.29mm" svg:y="234.81mm">
            <text:p/>
            <draw:enhanced-geometry svg:viewBox="0 0 21600 21600" draw:type="rectangle" draw:enhanced-path="M 0 0 L 21600 0 21600 21600 0 21600 0 0 Z N"/>
          </draw:custom-shape>
          <draw:custom-shape draw:z-index="32" draw:style-name="gr20" draw:text-style-name="P10" svg:width="4.22mm" svg:height="3.98mm" svg:x="219.57mm" svg:y="239.3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3" draw:style-name="gr20" draw:text-style-name="P10" svg:width="4.22mm" svg:height="3.98mm" svg:x="278.97mm" svg:y="239.3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z-index="34">
            <draw:custom-shape draw:style-name="gr19" draw:text-style-name="P10" svg:width="63.96mm" svg:height="4.5mm" svg:x="283.25mm" svg:y="234.81m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10" svg:width="4.22mm" svg:height="3.98mm" svg:x="283.53mm" svg:y="239.3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0" svg:width="4.22mm" svg:height="3.98mm" svg:x="342.93mm" svg:y="239.31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z-index="35" draw:style-name="gr21" draw:text-style-name="P10" svg:width="31.98mm" svg:height="4.5mm" svg:x="187.31mm" svg:y="234.8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style-name="gr20" draw:text-style-name="P10" svg:width="4.22mm" svg:height="3.98mm" svg:x="214.72mm" svg:y="239.3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7" draw:style-name="gr20" draw:text-style-name="P10" svg:width="4.22mm" svg:height="3.98mm" svg:x="187.31mm" svg:y="239.3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" table:number-columns-repeated="6" table:default-cell-style-name="ce4"/>
        <table:table-column table:style-name="co1" table:default-cell-style-name="ce2"/>
        <table:table-column table:style-name="co1" table:number-columns-repeated="27" table:default-cell-style-name="ce4"/>
        <table:table-column table:style-name="co1" table:default-cell-style-name="Default"/>
        <table:table-column table:style-name="co1" table:number-columns-repeated="52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4"/>
          <table:table-cell/>
          <table:table-cell table:style-name="Default" table:number-columns-repeated="52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table:number-columns-repeated="6"/>
          <table:table-cell table:style-name="ce3" table:number-columns-repeated="3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2" table:number-columns-repeated="16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10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>
          <table:table-cell table:number-columns-repeated="35"/>
          <table:table-cell table:style-name="ce4"/>
          <table:table-cell table:number-columns-repeated="6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10"/>
          <table:table-cell table:number-columns-repeated="2"/>
          <table:table-cell table:style-name="Default" table:number-columns-repeated="32"/>
          <table:table-cell table:style-name="ce21"/>
          <table:table-cell table:style-name="Default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10"/>
          <table:table-cell table:number-columns-repeated="2"/>
          <table:table-cell table:style-name="Default" table:number-columns-repeated="39"/>
          <table:table-cell table:style-name="Default" office:value-type="string" calcext:value-type="string">
            <text:p>H350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10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20"/>
          <table:table-cell table:style-name="Default" table:number-columns-repeated="4"/>
          <table:table-cell/>
          <table:table-cell table:style-name="Default" table:number-columns-repeated="10"/>
          <table:table-cell table:number-columns-repeated="2"/>
          <table:table-cell table:style-name="Default" table:number-columns-repeated="21"/>
          <table:table-cell table:number-columns-repeated="23"/>
          <table:table-cell office:value-type="string" calcext:value-type="string">
            <text:p>W35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20"/>
          <table:table-cell table:style-name="Default" table:number-columns-repeated="4"/>
          <table:table-cell/>
          <table:table-cell table:style-name="Default" table:number-columns-repeated="10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6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10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10"/>
          <table:table-cell table:number-columns-repeated="2"/>
          <table:table-cell table:style-name="Default" table:number-columns-repeated="21"/>
          <table:table-cell table:number-columns-repeated="24"/>
          <table:table-cell table:style-name="ce21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10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2"/>
          <table:table-cell table:number-columns-repeated="30"/>
          <table:table-cell table:style-name="Default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27"/>
          <table:table-cell/>
          <table:table-cell table:style-name="Default" table:number-columns-repeated="2"/>
          <table:table-cell table:number-columns-repeated="6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7"/>
          <table:table-cell/>
          <table:table-cell table:style-name="Default" table:number-columns-repeated="2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21"/>
          <table:table-cell table:style-name="Default" table:number-columns-repeated="2"/>
          <table:table-cell table:style-name="Default" office:value-type="string" calcext:value-type="string">
            <text:p>W950</text:p>
          </table:table-cell>
          <table:table-cell table:style-name="Default" table:number-columns-repeated="19"/>
          <table:table-cell/>
          <table:table-cell table:style-name="Default" table:number-columns-repeated="2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7"/>
          <table:table-cell/>
          <table:table-cell table:style-name="Default" table:number-columns-repeated="2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 table:number-rows-repeated="2">
          <table:table-cell table:number-columns-repeated="35"/>
          <table:table-cell table:style-name="ce4"/>
          <table:table-cell table:number-columns-repeated="36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35"/>
          <table:table-cell table:style-name="ce4"/>
          <table:table-cell table:number-columns-repeated="36"/>
          <table:table-cell table:style-name="Default" table:number-columns-repeated="8"/>
          <table:table-cell table:style-name="ce9" office:value-type="string" calcext:value-type="string">
            <text:p>W1900</text:p>
          </table:table-cell>
          <table:table-cell table:style-name="Default" table:number-columns-repeated="7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7"/>
          <table:table-cell/>
          <table:table-cell table:style-name="Default" table:number-columns-repeated="2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35"/>
          <table:table-cell table:style-name="ce4"/>
          <table:table-cell table:number-columns-repeated="41"/>
          <table:table-cell table:style-name="ce10"/>
          <table:table-cell table:number-columns-repeated="7"/>
          <table:table-cell table:style-name="ce10"/>
          <table:table-cell table:number-columns-repeated="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5"/>
          <table:table-cell table:style-name="ce4"/>
          <table:table-cell table:number-columns-repeated="52"/>
          <table:table-cell table:style-name="ce4" table:number-columns-repeated="3"/>
          <table:table-cell table:number-columns-repeated="2"/>
          <table:table-cell table:style-name="ce4" table:number-columns-repeated="4"/>
          <table:table-cell table:number-columns-repeated="7"/>
        </table:table-row>
        <table:table-row table:style-name="ro1">
          <table:table-cell table:number-columns-repeated="35"/>
          <table:table-cell table:style-name="ce4"/>
          <table:table-cell table:number-columns-repeated="5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5"/>
          <table:table-cell table:style-name="ce4"/>
          <table:table-cell table:number-columns-repeated="48"/>
          <table:table-cell table:style-name="ce10"/>
          <table:table-cell table:number-columns-repeated="3"/>
          <table:table-cell table:style-name="ce4" table:number-columns-repeated="3"/>
          <table:table-cell table:number-columns-repeated="13"/>
        </table:table-row>
        <table:table-row table:style-name="ro1" table:number-rows-repeated="3">
          <table:table-cell table:number-columns-repeated="35"/>
          <table:table-cell table:style-name="ce4"/>
          <table:table-cell table:number-columns-repeated="5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5"/>
          <table:table-cell table:style-name="ce10"/>
          <table:table-cell office:value-type="string" calcext:value-type="string">
            <text:p>H250</text:p>
          </table:table-cell>
          <table:table-cell table:number-columns-repeated="43"/>
          <table:table-cell table:style-name="ce10"/>
          <table:table-cell table:number-columns-repeated="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2"/>
          <table:table-cell office:value-type="string" calcext:value-type="string">
            <text:p>H1250</text:p>
          </table:table-cell>
          <table:table-cell table:number-columns-repeated="12"/>
          <table:table-cell table:style-name="ce4"/>
          <table:table-cell table:number-columns-repeated="26"/>
          <table:table-cell office:value-type="string" calcext:value-type="string">
            <text:p>H1300</text:p>
          </table:table-cell>
          <table:table-cell table:number-columns-repeated="11"/>
          <table:table-cell table:style-name="ce10"/>
          <table:table-cell table:number-columns-repeated="13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5"/>
          <table:table-cell table:style-name="ce4"/>
          <table:table-cell table:number-columns-repeated="3"/>
          <table:table-cell office:value-type="string" calcext:value-type="string">
            <text:p>W2450 x D250 x T45</text:p>
          </table:table-cell>
          <table:table-cell table:number-columns-repeated="22"/>
          <table:table-cell table:style-name="ce10"/>
          <table:table-cell table:number-columns-repeated="25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5"/>
          <table:table-cell table:style-name="ce4"/>
          <table:table-cell table:number-columns-repeated="3"/>
          <table:table-cell table:style-name="Default"/>
          <table:table-cell table:number-columns-repeated="9"/>
          <table:table-cell table:style-name="ce10"/>
          <table:table-cell table:number-columns-repeated="38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5"/>
          <table:table-cell table:style-name="ce4"/>
          <table:table-cell table:number-columns-repeated="5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2"/>
          <table:table-cell table:style-name="ce10"/>
          <table:table-cell table:number-columns-repeated="12"/>
          <table:table-cell table:style-name="ce4"/>
          <table:table-cell table:number-columns-repeated="52"/>
          <table:table-cell table:style-name="ce10" office:value-type="string" calcext:value-type="string">
            <text:p>W700</text:p>
          </table:table-cell>
          <table:table-cell table:style-name="ce4" table:number-columns-repeated="2"/>
          <table:table-cell table:number-columns-repeated="13"/>
        </table:table-row>
        <table:table-row table:style-name="ro1">
          <table:table-cell table:number-columns-repeated="35"/>
          <table:table-cell table:style-name="ce4"/>
          <table:table-cell table:number-columns-repeated="14"/>
          <table:table-cell office:value-type="string" calcext:value-type="string">
            <text:p>W2450 x D350 x T35</text:p>
          </table:table-cell>
          <table:table-cell table:number-columns-repeated="3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5"/>
          <table:table-cell table:style-name="ce4"/>
          <table:table-cell table:number-columns-repeated="24"/>
          <table:table-cell table:style-name="ce10"/>
          <table:table-cell table:number-columns-repeated="27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5"/>
          <table:table-cell table:style-name="ce4"/>
          <table:table-cell table:number-columns-repeated="5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30"/>
          <table:table-cell office:value-type="string" calcext:value-type="string">
            <text:p>H650</text:p>
          </table:table-cell>
          <table:table-cell table:number-columns-repeated="4"/>
          <table:table-cell table:style-name="ce4"/>
          <table:table-cell table:number-columns-repeated="5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7"/>
          <table:table-cell table:style-name="ce10"/>
          <table:table-cell table:number-columns-repeated="7"/>
          <table:table-cell table:style-name="ce4"/>
          <table:table-cell table:number-columns-repeated="52"/>
          <table:table-cell table:style-name="ce4" table:number-columns-repeated="3"/>
          <table:table-cell table:number-columns-repeated="2"/>
          <table:table-cell table:style-name="ce9" office:value-type="string" calcext:value-type="string">
            <text:p>W350</text:p>
          </table:table-cell>
          <table:table-cell table:number-columns-repeated="10"/>
        </table:table-row>
        <table:table-row table:style-name="ro1" table:number-rows-repeated="4">
          <table:table-cell table:number-columns-repeated="35"/>
          <table:table-cell table:style-name="ce4"/>
          <table:table-cell table:number-columns-repeated="52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5"/>
          <table:table-cell table:style-name="ce16"/>
          <table:table-cell table:style-name="ce5" table:number-columns-repeated="83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5"/>
          <table:table-cell table:style-name="ce17"/>
          <table:table-cell table:style-name="ce7" table:number-columns-repeated="38"/>
          <table:table-cell table:style-name="ce11" table:number-columns-repeated="2"/>
          <table:table-cell table:style-name="ce7" table:number-columns-repeated="27"/>
          <table:table-cell table:style-name="ce11"/>
          <table:table-cell table:style-name="ce7" table:number-columns-repeated="10"/>
          <table:table-cell table:style-name="ce11" table:number-columns-repeated="5"/>
          <table:table-cell table:number-columns-repeated="13"/>
        </table:table-row>
        <table:table-row table:style-name="ro1">
          <table:table-cell table:number-columns-repeated="8"/>
          <table:table-cell table:style-name="ce2" table:number-columns-repeated="89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97mm" fo:page-height="210.01mm" style:num-format="1" style:print-orientation="landscape" fo:margin-top="12.58mm" fo:margin-bottom="9.9mm" fo:margin-left="10.34mm" fo:margin-right="10.34mm" style:shadow="none" loext:scale-to-X="1" loext:scale-to-Y="1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00/00/00</text:date>, <text:time style:data-style-name="N2" text:time-value="12:42:42.663223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32:53.714623926</meta:creation-date>
    <dc:date>2018-02-10T13:13:52.899074581</dc:date>
    <meta:editing-duration>PT6H42M46S</meta:editing-duration>
    <meta:editing-cycles>43</meta:editing-cycles>
    <meta:generator>LibreOffice/5.4.2.2$Linux_X86_64 LibreOffice_project/40m0$Build-2</meta:generator>
    <meta:document-statistic meta:table-count="1" meta:cell-count="12" meta:object-count="38"/>
  </office:meta>
</office:document-meta>
</file>